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686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47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8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3.186cm" svg:height="0.962cm" svg:x="8.014cm" svg:y="3.238cm">
          <draw:text-box>
            <text:p>Condition</text:p>
          </draw:text-box>
        </draw:frame>
        <draw:frame draw:style-name="gr2" draw:layer="layout" svg:width="2.974cm" svg:height="0.962cm" svg:x="8.126cm" svg:y="5.9cm">
          <draw:text-box>
            <text:p>medi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line draw:style-name="gr4" draw:text-style-name="P1" draw:layer="layout" svg:x1="6.4cm" svg:y1="5cm" svg:x2="8.2cm" svg:y2="5cm">
          <text:p/>
        </draw:line>
        <draw:line draw:style-name="gr4" draw:text-style-name="P1" draw:layer="layout" svg:x1="9.5cm" svg:y1="4.3cm" svg:x2="9.5cm" svg:y2="5.8cm">
          <text:p/>
        </draw:line>
        <draw:frame draw:style-name="gr3" draw:layer="layout" svg:width="3.398cm" svg:height="0.962cm" svg:x="2.602cm" svg:y="4.438cm">
          <draw:text-box>
            <text:p>moder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g>
          <draw:frame draw:style-name="gr5" draw:layer="layout" svg:width="1.277cm" svg:height="0.962cm" svg:x="10.677cm" svg:y="10.462cm">
            <draw:text-box>
              <text:p text:style-name="P1">Y3</text:p>
            </draw:text-box>
          </draw:frame>
          <draw:frame draw:style-name="gr5" draw:layer="layout" svg:width="1.277cm" svg:height="0.962cm" svg:x="12.8cm" svg:y="10.4cm">
            <draw:text-box>
              <text:p>Y4</text:p>
            </draw:text-box>
          </draw:frame>
          <draw:frame draw:style-name="gr6" draw:layer="layout" svg:width="1.277cm" svg:height="1cm" svg:x="8.5cm" svg:y="10.462cm">
            <draw:text-box>
              <text:p>Y2</text:p>
            </draw:text-box>
          </draw:frame>
          <draw:frame draw:style-name="gr5" draw:layer="layout" svg:width="1.277cm" svg:height="0.962cm" svg:x="6.3cm" svg:y="10.5cm">
            <draw:text-box>
              <text:p>Y1</text:p>
            </draw:text-box>
          </draw:frame>
        </draw:g>
        <draw:line draw:style-name="gr4" draw:text-style-name="P1" draw:layer="controls" svg:x1="10cm" svg:y1="7cm" svg:x2="11.3cm" svg:y2="10.3cm">
          <text:p/>
        </draw:line>
        <draw:line draw:style-name="gr4" draw:text-style-name="P1" draw:layer="controls" svg:x1="8.6cm" svg:y1="7cm" svg:x2="6.9cm" svg:y2="10.4cm">
          <text:p/>
        </draw:line>
        <draw:line draw:style-name="gr4" draw:text-style-name="P1" draw:layer="controls" svg:x1="9.4cm" svg:y1="7cm" svg:x2="9.1cm" svg:y2="10.4cm">
          <text:p/>
        </draw:line>
        <draw:line draw:style-name="gr4" draw:text-style-name="P1" draw:layer="controls" svg:x1="10.7cm" svg:y1="7cm" svg:x2="13.4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erboon</meta:initial-creator>
    <meta:creation-date>2018-08-09T16:36:53</meta:creation-date>
    <dc:date>2018-08-10T11:19:31</dc:date>
    <dc:creator>Peter Verboon</dc:creator>
    <meta:editing-duration>PT41M34S</meta:editing-duration>
    <meta:editing-cycles>5</meta:editing-cycles>
    <meta:generator>OpenOffice/4.1.5$Unix OpenOffice.org_project/415m1$Build-9789</meta:generator>
    <meta:document-statistic meta:object-count="16"/>
  </office:meta>
</office:document-meta>
</file>